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999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5575in"/>
    </style:style>
    <style:style style:name="co7" style:family="table-column">
      <style:table-column-properties fo:break-before="auto" style:column-width="0.8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 Mono" fo:font-weight="bold" style:font-weight-asian="bold" style:font-weight-complex="bold"/>
    </style:style>
    <style:style style:name="ce3" style:family="table-cell" style:parent-style-name="Default">
      <style:text-properties style:font-name="JetBrains Mono"/>
    </style:style>
    <style:style style:name="ce6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JetBrains Mono" fo:font-weight="bold" style:font-weight-asian="bold" style:font-weight-complex="bold"/>
    </style:style>
    <style:style style:name="ce7" style:family="table-cell" style:parent-style-name="Default" style:data-style-name="N129">
      <style:text-properties style:font-name="JetBrains Mono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500x1500" table:style-name="ta1">
        <table:shapes>
          <draw:frame draw:z-index="0" draw:style-name="gr1" draw:text-style-name="P1" svg:width="6.7665in" svg:height="2.2386in" svg:x="4.1366in" svg:y="0.0689in">
            <draw:object draw:notify-on-update-of-ranges="1500x1500.A1:1500x1500.A1 1500x1500.A2:1500x1500.A13 1500x1500.B1:1500x1500.B1 1500x1500.B2:1500x1500.B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.1783in" svg:height="1.8106in" svg:x="0.1772in" svg:y="2.4256in">
            <draw:object draw:notify-on-update-of-ranges="1500x1500.A2:1500x1500.A13 1500x1500.C1:1500x1500.C1 1500x1500.C2:1500x1500.C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5.426in" svg:height="1.8106in" svg:x="5.4201in" svg:y="2.4217in">
            <draw:object draw:notify-on-update-of-ranges="1500x1500.A2:1500x1500.A13 1500x1500.D1:1500x1500.D1 1500x1500.D2:1500x1500.D1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4" table:number-columns-repeated="16375" table:default-cell-style-name="ce3"/>
        <table:table-row table:style-name="ro1">
          <table:table-cell table:style-name="ce1" office:value-type="string" calcext:value-type="string">
            <text:p>Processes</text:p>
          </table:table-cell>
          <table:table-cell table:style-name="ce6" office:value-type="string" calcext:value-type="string">
            <text:p>Time, sec</text:p>
          </table:table-cell>
          <table:table-cell table:style-name="ce6" office:value-type="string" calcext:value-type="string">
            <text:p>Acceleration</text:p>
          </table:table-cell>
          <table:table-cell table:style-name="ce6" office:value-type="string" calcext:value-type="string">
            <text:p>Efficiency</text:p>
          </table:table-cell>
          <table:table-cell table:style-name="ce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591" calcext:value-type="float">
            <text:p>10.359</text:p>
          </table:table-cell>
          <table:table-cell table:formula="of:=[.$B$2]/[.B2]" office:value-type="float" office:value="1" calcext:value-type="float">
            <text:p>1.000</text:p>
          </table:table-cell>
          <table:table-cell table:formula="of:=[.C2]/[.A2]" office:value-type="float" office:value="1" calcext:value-type="float">
            <text:p>1.000</text:p>
          </table:table-cell>
          <table:table-cell table:number-columns-repeated="16380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5.25222" calcext:value-type="float">
            <text:p>5.252</text:p>
          </table:table-cell>
          <table:table-cell table:formula="of:=[.$B$2]/[.B3]" office:value-type="float" office:value="1.97232789182479" calcext:value-type="float">
            <text:p>1.972</text:p>
          </table:table-cell>
          <table:table-cell table:formula="of:=[.C3]/[.A3]" office:value-type="float" office:value="0.986163945912395" calcext:value-type="float">
            <text:p>0.986</text:p>
          </table:table-cell>
          <table:table-cell table:number-columns-repeated="1638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3.55476" calcext:value-type="float">
            <text:p>3.555</text:p>
          </table:table-cell>
          <table:table-cell table:formula="of:=[.$B$2]/[.B4]" office:value-type="float" office:value="2.91414891581991" calcext:value-type="float">
            <text:p>2.914</text:p>
          </table:table-cell>
          <table:table-cell table:formula="of:=[.C4]/[.A4]" office:value-type="float" office:value="0.971382971939972" calcext:value-type="float">
            <text:p>0.971</text:p>
          </table:table-cell>
          <table:table-cell table:number-columns-repeated="1638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.74415" calcext:value-type="float">
            <text:p>2.744</text:p>
          </table:table-cell>
          <table:table-cell table:formula="of:=[.$B$2]/[.B5]" office:value-type="float" office:value="3.77497585773372" calcext:value-type="float">
            <text:p>3.775</text:p>
          </table:table-cell>
          <table:table-cell table:formula="of:=[.C5]/[.A5]" office:value-type="float" office:value="0.943743964433431" calcext:value-type="float">
            <text:p>0.944</text:p>
          </table:table-cell>
          <table:table-cell table:number-columns-repeated="1638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.25622" calcext:value-type="float">
            <text:p>2.256</text:p>
          </table:table-cell>
          <table:table-cell table:formula="of:=[.$B$2]/[.B6]" office:value-type="float" office:value="4.59135190717217" calcext:value-type="float">
            <text:p>4.591</text:p>
          </table:table-cell>
          <table:table-cell table:formula="of:=[.C6]/[.A6]" office:value-type="float" office:value="0.918270381434435" calcext:value-type="float">
            <text:p>0.918</text:p>
          </table:table-cell>
          <table:table-cell table:number-columns-repeated="1638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.87678" calcext:value-type="float">
            <text:p>1.877</text:p>
          </table:table-cell>
          <table:table-cell table:formula="of:=[.$B$2]/[.B7]" office:value-type="float" office:value="5.51961338036424" calcext:value-type="float">
            <text:p>5.520</text:p>
          </table:table-cell>
          <table:table-cell table:formula="of:=[.C7]/[.A7]" office:value-type="float" office:value="0.91993556339404" calcext:value-type="float">
            <text:p>0.920</text:p>
          </table:table-cell>
          <table:table-cell table:number-columns-repeated="1638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.64292" calcext:value-type="float">
            <text:p>1.643</text:p>
          </table:table-cell>
          <table:table-cell table:formula="of:=[.$B$2]/[.B8]" office:value-type="float" office:value="6.30529788425486" calcext:value-type="float">
            <text:p>6.305</text:p>
          </table:table-cell>
          <table:table-cell table:formula="of:=[.C8]/[.A8]" office:value-type="float" office:value="0.900756840607838" calcext:value-type="float">
            <text:p>0.901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.43368" calcext:value-type="float">
            <text:p>1.434</text:p>
          </table:table-cell>
          <table:table-cell table:formula="of:=[.$B$2]/[.B9]" office:value-type="float" office:value="7.22553149935829" calcext:value-type="float">
            <text:p>7.226</text:p>
          </table:table-cell>
          <table:table-cell table:formula="of:=[.C9]/[.A9]" office:value-type="float" office:value="0.903191437419787" calcext:value-type="float">
            <text:p>0.903</text:p>
          </table:table-cell>
          <table:table-cell table:number-columns-repeated="16380"/>
        </table:table-row>
        <table:table-row table:style-name="ro1">
          <table:table-cell table:formula="of:=[.A9]+2" office:value-type="float" office:value="10" calcext:value-type="float">
            <text:p>10</text:p>
          </table:table-cell>
          <table:table-cell office:value-type="float" office:value="1.14652" calcext:value-type="float">
            <text:p>1.147</text:p>
          </table:table-cell>
          <table:table-cell table:formula="of:=[.$B$2]/[.B10]" office:value-type="float" office:value="9.0352545092977" calcext:value-type="float">
            <text:p>9.035</text:p>
          </table:table-cell>
          <table:table-cell table:formula="of:=[.C10]/[.A10]" office:value-type="float" office:value="0.90352545092977" calcext:value-type="float">
            <text:p>0.904</text:p>
          </table:table-cell>
          <table:table-cell table:number-columns-repeated="16380"/>
        </table:table-row>
        <table:table-row table:style-name="ro1">
          <table:table-cell table:formula="of:=[.A10]+2" office:value-type="float" office:value="12" calcext:value-type="float">
            <text:p>12</text:p>
          </table:table-cell>
          <table:table-cell office:value-type="float" office:value="0.955159" calcext:value-type="float">
            <text:p>0.955</text:p>
          </table:table-cell>
          <table:table-cell table:formula="of:=[.$B$2]/[.B11]" office:value-type="float" office:value="10.8454194537245" calcext:value-type="float">
            <text:p>10.845</text:p>
          </table:table-cell>
          <table:table-cell table:formula="of:=[.C11]/[.A11]" office:value-type="float" office:value="0.903784954477038" calcext:value-type="float">
            <text:p>0.904</text:p>
          </table:table-cell>
          <table:table-cell table:number-columns-repeated="16380"/>
        </table:table-row>
        <table:table-row table:style-name="ro1">
          <table:table-cell table:formula="of:=[.A11]+2" office:value-type="float" office:value="14" calcext:value-type="float">
            <text:p>14</text:p>
          </table:table-cell>
          <table:table-cell office:value-type="float" office:value="0.84777" calcext:value-type="float">
            <text:p>0.848</text:p>
          </table:table-cell>
          <table:table-cell table:formula="of:=[.$B$2]/[.B12]" office:value-type="float" office:value="12.2192339903512" calcext:value-type="float">
            <text:p>12.219</text:p>
          </table:table-cell>
          <table:table-cell table:formula="of:=[.C12]/[.A12]" office:value-type="float" office:value="0.872802427882226" calcext:value-type="float">
            <text:p>0.873</text:p>
          </table:table-cell>
          <table:table-cell table:number-columns-repeated="16380"/>
        </table:table-row>
        <table:table-row table:style-name="ro1">
          <table:table-cell table:formula="of:=[.A12]+2" office:value-type="float" office:value="16" calcext:value-type="float">
            <text:p>16</text:p>
          </table:table-cell>
          <table:table-cell office:value-type="float" office:value="0.735549" calcext:value-type="float">
            <text:p>0.736</text:p>
          </table:table-cell>
          <table:table-cell table:formula="of:=[.$B$2]/[.B13]" office:value-type="float" office:value="14.083494097606" calcext:value-type="float">
            <text:p>14.083</text:p>
          </table:table-cell>
          <table:table-cell table:formula="of:=[.C13]/[.A13]" office:value-type="float" office:value="0.880218381100375" calcext:value-type="float">
            <text:p>0.880</text:p>
          </table:table-cell>
          <table:table-cell table:number-columns-repeated="1638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00x2000" table:style-name="ta1">
        <table:shapes>
          <draw:frame draw:z-index="0" draw:style-name="gr1" draw:text-style-name="P1" svg:width="6.7665in" svg:height="2.2386in" svg:x="4.1366in" svg:y="0.0689in">
            <draw:object draw:notify-on-update-of-ranges="2000x2000.A2:2000x2000.A13 2000x2000.B1:2000x2000.B1 2000x2000.B2:2000x2000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1783in" svg:height="1.8106in" svg:x="0.1772in" svg:y="2.4256in">
            <draw:object draw:notify-on-update-of-ranges="2000x2000.A2:2000x2000.A13 2000x2000.C1:2000x2000.C1 2000x2000.C2:2000x2000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426in" svg:height="1.8106in" svg:x="5.4201in" svg:y="2.4217in">
            <draw:object draw:notify-on-update-of-ranges="2000x2000.A2:2000x2000.A13 2000x2000.D1:2000x2000.D1 2000x2000.D2:2000x2000.D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Processes</text:p>
          </table:table-cell>
          <table:table-cell table:style-name="ce6" office:value-type="string" calcext:value-type="string">
            <text:p>Time, sec</text:p>
          </table:table-cell>
          <table:table-cell table:style-name="ce6" office:value-type="string" calcext:value-type="string">
            <text:p>Acceleration</text:p>
          </table:table-cell>
          <table:table-cell table:style-name="ce6" office:value-type="string" calcext:value-type="string">
            <text:p>Efficiency</text:p>
          </table:table-cell>
          <table:table-cell table:style-name="ce1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9092" calcext:value-type="float">
            <text:p>24.909</text:p>
          </table:table-cell>
          <table:table-cell table:formula="of:=[.$B$2]/[.B2]" office:value-type="float" office:value="1" calcext:value-type="float">
            <text:p>1.000</text:p>
          </table:table-cell>
          <table:table-cell table:formula="of:=[.C2]/[.A2]" office:value-type="float" office:value="1" calcext:value-type="float">
            <text:p>1.000</text:p>
          </table:table-cell>
          <table:table-cell table:number-columns-repeated="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2.5086" calcext:value-type="float">
            <text:p>12.509</text:p>
          </table:table-cell>
          <table:table-cell table:formula="of:=[.$B$2]/[.B3]" office:value-type="float" office:value="1.99136594023312" calcext:value-type="float">
            <text:p>1.991</text:p>
          </table:table-cell>
          <table:table-cell table:formula="of:=[.C3]/[.A3]" office:value-type="float" office:value="0.99568297011656" calcext:value-type="float">
            <text:p>0.996</text:p>
          </table:table-cell>
          <table:table-cell table:number-columns-repeated="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8.41112" calcext:value-type="float">
            <text:p>8.411</text:p>
          </table:table-cell>
          <table:table-cell table:formula="of:=[.$B$2]/[.B4]" office:value-type="float" office:value="2.96146054271013" calcext:value-type="float">
            <text:p>2.961</text:p>
          </table:table-cell>
          <table:table-cell table:formula="of:=[.C4]/[.A4]" office:value-type="float" office:value="0.987153514236709" calcext:value-type="float">
            <text:p>0.987</text:p>
          </table:table-cell>
          <table:table-cell table:number-columns-repeated="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6.54712" calcext:value-type="float">
            <text:p>6.547</text:p>
          </table:table-cell>
          <table:table-cell table:formula="of:=[.$B$2]/[.B5]" office:value-type="float" office:value="3.80460416182993" calcext:value-type="float">
            <text:p>3.805</text:p>
          </table:table-cell>
          <table:table-cell table:formula="of:=[.C5]/[.A5]" office:value-type="float" office:value="0.951151040457484" calcext:value-type="float">
            <text:p>0.951</text:p>
          </table:table-cell>
          <table:table-cell table:number-columns-repeated="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5.31635" calcext:value-type="float">
            <text:p>5.316</text:p>
          </table:table-cell>
          <table:table-cell table:formula="of:=[.$B$2]/[.B6]" office:value-type="float" office:value="4.68539505487788" calcext:value-type="float">
            <text:p>4.685</text:p>
          </table:table-cell>
          <table:table-cell table:formula="of:=[.C6]/[.A6]" office:value-type="float" office:value="0.937079010975575" calcext:value-type="float">
            <text:p>0.937</text:p>
          </table:table-cell>
          <table:table-cell table:number-columns-repeated="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4.44597" calcext:value-type="float">
            <text:p>4.446</text:p>
          </table:table-cell>
          <table:table-cell table:formula="of:=[.$B$2]/[.B7]" office:value-type="float" office:value="5.60264689145451" calcext:value-type="float">
            <text:p>5.603</text:p>
          </table:table-cell>
          <table:table-cell table:formula="of:=[.C7]/[.A7]" office:value-type="float" office:value="0.933774481909085" calcext:value-type="float">
            <text:p>0.934</text:p>
          </table:table-cell>
          <table:table-cell table:number-columns-repeated="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3.84285" calcext:value-type="float">
            <text:p>3.843</text:p>
          </table:table-cell>
          <table:table-cell table:formula="of:=[.$B$2]/[.B8]" office:value-type="float" office:value="6.48196000364313" calcext:value-type="float">
            <text:p>6.482</text:p>
          </table:table-cell>
          <table:table-cell table:formula="of:=[.C8]/[.A8]" office:value-type="float" office:value="0.925994286234733" calcext:value-type="float">
            <text:p>0.926</text:p>
          </table:table-cell>
          <table:table-cell table:number-columns-repeated="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3.36817" calcext:value-type="float">
            <text:p>3.368</text:p>
          </table:table-cell>
          <table:table-cell table:formula="of:=[.$B$2]/[.B9]" office:value-type="float" office:value="7.39546994361924" calcext:value-type="float">
            <text:p>7.395</text:p>
          </table:table-cell>
          <table:table-cell table:formula="of:=[.C9]/[.A9]" office:value-type="float" office:value="0.924433742952404" calcext:value-type="float">
            <text:p>0.924</text:p>
          </table:table-cell>
          <table:table-cell table:number-columns-repeated="5"/>
        </table:table-row>
        <table:table-row table:style-name="ro1">
          <table:table-cell table:formula="of:=[.A9]+2" office:value-type="float" office:value="10" calcext:value-type="float">
            <text:p>10</text:p>
          </table:table-cell>
          <table:table-cell office:value-type="float" office:value="2.70689" calcext:value-type="float">
            <text:p>2.707</text:p>
          </table:table-cell>
          <table:table-cell table:formula="of:=[.$B$2]/[.B10]" office:value-type="float" office:value="9.20214711347709" calcext:value-type="float">
            <text:p>9.202</text:p>
          </table:table-cell>
          <table:table-cell table:formula="of:=[.C10]/[.A10]" office:value-type="float" office:value="0.920214711347709" calcext:value-type="float">
            <text:p>0.920</text:p>
          </table:table-cell>
          <table:table-cell table:number-columns-repeated="5"/>
        </table:table-row>
        <table:table-row table:style-name="ro1">
          <table:table-cell table:formula="of:=[.A10]+2" office:value-type="float" office:value="12" calcext:value-type="float">
            <text:p>12</text:p>
          </table:table-cell>
          <table:table-cell office:value-type="float" office:value="2.26803" calcext:value-type="float">
            <text:p>2.268</text:p>
          </table:table-cell>
          <table:table-cell table:formula="of:=[.$B$2]/[.B11]" office:value-type="float" office:value="10.9827471417927" calcext:value-type="float">
            <text:p>10.983</text:p>
          </table:table-cell>
          <table:table-cell table:formula="of:=[.C11]/[.A11]" office:value-type="float" office:value="0.915228928482721" calcext:value-type="float">
            <text:p>0.915</text:p>
          </table:table-cell>
          <table:table-cell table:number-columns-repeated="5"/>
        </table:table-row>
        <table:table-row table:style-name="ro1">
          <table:table-cell table:formula="of:=[.A11]+2" office:value-type="float" office:value="14" calcext:value-type="float">
            <text:p>14</text:p>
          </table:table-cell>
          <table:table-cell office:value-type="float" office:value="1.97635" calcext:value-type="float">
            <text:p>1.976</text:p>
          </table:table-cell>
          <table:table-cell table:formula="of:=[.$B$2]/[.B12]" office:value-type="float" office:value="12.6036380195816" calcext:value-type="float">
            <text:p>12.604</text:p>
          </table:table-cell>
          <table:table-cell table:formula="of:=[.C12]/[.A12]" office:value-type="float" office:value="0.900259858541539" calcext:value-type="float">
            <text:p>0.900</text:p>
          </table:table-cell>
          <table:table-cell table:number-columns-repeated="5"/>
        </table:table-row>
        <table:table-row table:style-name="ro1">
          <table:table-cell table:formula="of:=[.A12]+2" office:value-type="float" office:value="16" calcext:value-type="float">
            <text:p>16</text:p>
          </table:table-cell>
          <table:table-cell office:value-type="float" office:value="1.73434" calcext:value-type="float">
            <text:p>1.734</text:p>
          </table:table-cell>
          <table:table-cell table:formula="of:=[.$B$2]/[.B13]" office:value-type="float" office:value="14.3623510960942" calcext:value-type="float">
            <text:p>14.362</text:p>
          </table:table-cell>
          <table:table-cell table:formula="of:=[.C13]/[.A13]" office:value-type="float" office:value="0.897646943505887" calcext:value-type="float">
            <text:p>0.898</text:p>
          </table:table-cell>
          <table:table-cell table:number-columns-repeated="5"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500x2500" table:style-name="ta1">
        <table:shapes>
          <draw:frame draw:z-index="0" draw:style-name="gr1" draw:text-style-name="P1" svg:width="6.7665in" svg:height="2.2386in" svg:x="4.1366in" svg:y="0.0689in">
            <draw:object draw:notify-on-update-of-ranges="2500x2500.A2:2500x2500.A13 2500x2500.B1:2500x2500.B1 2500x2500.B2:2500x2500.B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.1783in" svg:height="1.8106in" svg:x="0.1772in" svg:y="2.4256in">
            <draw:object draw:notify-on-update-of-ranges="2500x2500.A2:2500x2500.A13 2500x2500.C1:2500x2500.C1 2500x2500.C2:2500x2500.C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5.426in" svg:height="1.8106in" svg:x="5.4201in" svg:y="2.4217in">
            <draw:object draw:notify-on-update-of-ranges="2500x2500.A2:2500x2500.A13 2500x2500.D1:2500x2500.D1 2500x2500.D2:2500x2500.D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Processes</text:p>
          </table:table-cell>
          <table:table-cell table:style-name="ce6" office:value-type="string" calcext:value-type="string">
            <text:p>Time, sec</text:p>
          </table:table-cell>
          <table:table-cell table:style-name="ce6" office:value-type="string" calcext:value-type="string">
            <text:p>Acceleration</text:p>
          </table:table-cell>
          <table:table-cell table:style-name="ce6" office:value-type="string" calcext:value-type="string">
            <text:p>Efficiency</text:p>
          </table:table-cell>
          <table:table-cell table:style-name="ce1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6263" calcext:value-type="float">
            <text:p>48.626</text:p>
          </table:table-cell>
          <table:table-cell table:formula="of:=[.$B$2]/[.B2]" office:value-type="float" office:value="1" calcext:value-type="float">
            <text:p>1.000</text:p>
          </table:table-cell>
          <table:table-cell table:formula="of:=[.C2]/[.A2]" office:value-type="float" office:value="1" calcext:value-type="float">
            <text:p>1.000</text:p>
          </table:table-cell>
          <table:table-cell table:number-columns-repeated="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4.3601" calcext:value-type="float">
            <text:p>24.360</text:p>
          </table:table-cell>
          <table:table-cell table:formula="of:=[.$B$2]/[.B3]" office:value-type="float" office:value="1.99614533602079" calcext:value-type="float">
            <text:p>1.996</text:p>
          </table:table-cell>
          <table:table-cell table:formula="of:=[.C3]/[.A3]" office:value-type="float" office:value="0.998072668010394" calcext:value-type="float">
            <text:p>0.998</text:p>
          </table:table-cell>
          <table:table-cell table:number-columns-repeated="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6.3623" calcext:value-type="float">
            <text:p>16.362</text:p>
          </table:table-cell>
          <table:table-cell table:formula="of:=[.$B$2]/[.B4]" office:value-type="float" office:value="2.97184992329929" calcext:value-type="float">
            <text:p>2.972</text:p>
          </table:table-cell>
          <table:table-cell table:formula="of:=[.C4]/[.A4]" office:value-type="float" office:value="0.990616641099764" calcext:value-type="float">
            <text:p>0.991</text:p>
          </table:table-cell>
          <table:table-cell table:number-columns-repeated="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2.7931" calcext:value-type="float">
            <text:p>12.793</text:p>
          </table:table-cell>
          <table:table-cell table:formula="of:=[.$B$2]/[.B5]" office:value-type="float" office:value="3.80097865255489" calcext:value-type="float">
            <text:p>3.801</text:p>
          </table:table-cell>
          <table:table-cell table:formula="of:=[.C5]/[.A5]" office:value-type="float" office:value="0.950244663138723" calcext:value-type="float">
            <text:p>0.950</text:p>
          </table:table-cell>
          <table:table-cell table:number-columns-repeated="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0.3323" calcext:value-type="float">
            <text:p>10.332</text:p>
          </table:table-cell>
          <table:table-cell table:formula="of:=[.$B$2]/[.B6]" office:value-type="float" office:value="4.70624159190113" calcext:value-type="float">
            <text:p>4.706</text:p>
          </table:table-cell>
          <table:table-cell table:formula="of:=[.C6]/[.A6]" office:value-type="float" office:value="0.941248318380225" calcext:value-type="float">
            <text:p>0.941</text:p>
          </table:table-cell>
          <table:table-cell table:number-columns-repeated="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8.64204" calcext:value-type="float">
            <text:p>8.642</text:p>
          </table:table-cell>
          <table:table-cell table:formula="of:=[.$B$2]/[.B7]" office:value-type="float" office:value="5.62671545144434" calcext:value-type="float">
            <text:p>5.627</text:p>
          </table:table-cell>
          <table:table-cell table:formula="of:=[.C7]/[.A7]" office:value-type="float" office:value="0.937785908574056" calcext:value-type="float">
            <text:p>0.938</text:p>
          </table:table-cell>
          <table:table-cell table:number-columns-repeated="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7.46346" calcext:value-type="float">
            <text:p>7.463</text:p>
          </table:table-cell>
          <table:table-cell table:formula="of:=[.$B$2]/[.B8]" office:value-type="float" office:value="6.51524895959783" calcext:value-type="float">
            <text:p>6.515</text:p>
          </table:table-cell>
          <table:table-cell table:formula="of:=[.C8]/[.A8]" office:value-type="float" office:value="0.930749851371118" calcext:value-type="float">
            <text:p>0.931</text:p>
          </table:table-cell>
          <table:table-cell table:number-columns-repeated="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6.52893" calcext:value-type="float">
            <text:p>6.529</text:p>
          </table:table-cell>
          <table:table-cell table:formula="of:=[.$B$2]/[.B9]" office:value-type="float" office:value="7.44782069956333" calcext:value-type="float">
            <text:p>7.448</text:p>
          </table:table-cell>
          <table:table-cell table:formula="of:=[.C9]/[.A9]" office:value-type="float" office:value="0.930977587445416" calcext:value-type="float">
            <text:p>0.931</text:p>
          </table:table-cell>
          <table:table-cell table:number-columns-repeated="5"/>
        </table:table-row>
        <table:table-row table:style-name="ro1">
          <table:table-cell table:formula="of:=[.A9]+2" office:value-type="float" office:value="10" calcext:value-type="float">
            <text:p>10</text:p>
          </table:table-cell>
          <table:table-cell office:value-type="float" office:value="5.24249" calcext:value-type="float">
            <text:p>5.242</text:p>
          </table:table-cell>
          <table:table-cell table:formula="of:=[.$B$2]/[.B10]" office:value-type="float" office:value="9.27542064934792" calcext:value-type="float">
            <text:p>9.275</text:p>
          </table:table-cell>
          <table:table-cell table:formula="of:=[.C10]/[.A10]" office:value-type="float" office:value="0.927542064934792" calcext:value-type="float">
            <text:p>0.928</text:p>
          </table:table-cell>
          <table:table-cell table:number-columns-repeated="5"/>
        </table:table-row>
        <table:table-row table:style-name="ro1">
          <table:table-cell table:formula="of:=[.A10]+2" office:value-type="float" office:value="12" calcext:value-type="float">
            <text:p>12</text:p>
          </table:table-cell>
          <table:table-cell office:value-type="float" office:value="4.40667" calcext:value-type="float">
            <text:p>4.407</text:p>
          </table:table-cell>
          <table:table-cell table:formula="of:=[.$B$2]/[.B11]" office:value-type="float" office:value="11.0347042097548" calcext:value-type="float">
            <text:p>11.035</text:p>
          </table:table-cell>
          <table:table-cell table:formula="of:=[.C11]/[.A11]" office:value-type="float" office:value="0.91955868414623" calcext:value-type="float">
            <text:p>0.920</text:p>
          </table:table-cell>
          <table:table-cell table:number-columns-repeated="5"/>
        </table:table-row>
        <table:table-row table:style-name="ro1">
          <table:table-cell table:formula="of:=[.A11]+2" office:value-type="float" office:value="14" calcext:value-type="float">
            <text:p>14</text:p>
          </table:table-cell>
          <table:table-cell office:value-type="float" office:value="3.81333" calcext:value-type="float">
            <text:p>3.813</text:p>
          </table:table-cell>
          <table:table-cell table:formula="of:=[.$B$2]/[.B12]" office:value-type="float" office:value="12.7516632444609" calcext:value-type="float">
            <text:p>12.752</text:p>
          </table:table-cell>
          <table:table-cell table:formula="of:=[.C12]/[.A12]" office:value-type="float" office:value="0.910833088890063" calcext:value-type="float">
            <text:p>0.911</text:p>
          </table:table-cell>
          <table:table-cell table:number-columns-repeated="5"/>
        </table:table-row>
        <table:table-row table:style-name="ro1">
          <table:table-cell table:formula="of:=[.A12]+2" office:value-type="float" office:value="16" calcext:value-type="float">
            <text:p>16</text:p>
          </table:table-cell>
          <table:table-cell office:value-type="float" office:value="3.35483" calcext:value-type="float">
            <text:p>3.355</text:p>
          </table:table-cell>
          <table:table-cell table:formula="of:=[.$B$2]/[.B13]" office:value-type="float" office:value="14.494415514348" calcext:value-type="float">
            <text:p>14.494</text:p>
          </table:table-cell>
          <table:table-cell table:formula="of:=[.C13]/[.A13]" office:value-type="float" office:value="0.905900969646748" calcext:value-type="float">
            <text:p>0.906</text:p>
          </table:table-cell>
          <table:table-cell table:number-columns-repeated="5"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6:37:01.8574069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00:56:21.013401597</meta:creation-date>
    <dc:date>2025-04-14T16:56:22.869542952</dc:date>
    <meta:editing-duration>PT1H52M40S</meta:editing-duration>
    <meta:editing-cycles>11</meta:editing-cycles>
    <meta:generator>LibreOffice/24.8.6.2$Linux_X86_64 LibreOffice_project/480$Build-2</meta:generator>
    <meta:document-statistic meta:table-count="3" meta:cell-count="156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88cm" svg:height="5.687cm" xlink:href=".." xlink:type="simple" chart:class="chart:line" chart:style-name="ch1">
        <chart:plot-area chart:style-name="ch2" table:cell-range-address="2000x2000.A1:2000x2000.B13" chart:data-source-has-labels="both" svg:x="1.354cm" svg:y="0.113cm" svg:width="15.491cm" svg:height="4.48cm">
          <chart:coordinate-region svg:x="2.657cm" svg:y="0.312cm" svg:width="13.995cm" svg:height="3.634cm"/>
          <chart:axis chart:dimension="x" chart:name="primary-x" chart:style-name="ch3" chartooo:axis-type="auto">
            <chartooo:date-scale/>
            <chart:title svg:x="8.301cm" svg:y="4.706cm" chart:style-name="ch4">
              <text:p><text:span text:style-name="T1">Processes</text:span></text:p>
            </chart:title>
            <chart:categories table:cell-range-address="2000x2000.A2:2000x2000.A13"/>
          </chart:axis>
          <chart:axis chart:dimension="y" chart:name="primary-y" chart:style-name="ch3">
            <chart:title svg:x="0.451cm" svg:y="3.098cm" chart:style-name="ch5">
              <text:p><text:span text:style-name="T1">Time, sec</text:span></text:p>
            </chart:title>
            <chart:grid chart:style-name="ch6" chart:class="major"/>
          </chart:axis>
          <chart:series chart:style-name="ch7" chart:values-cell-range-address="2000x2000.B2:2000x2000.B13" chart:label-cell-address="2000x2000.B1:2000x2000.B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, sec</text:p>
                <draw:g>
                  <svg:desc>2000x2000.B1:2000x2000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2000x2000.A2:2000x2000.A13</svg:desc>
                </draw:g>
              </table:table-cell>
              <table:table-cell office:value-type="float" office:value="24.9092">
                <text:p>24.9092</text:p>
                <draw:g>
                  <svg:desc>2000x2000.B2:2000x2000.B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5086">
                <text:p>12.50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41112">
                <text:p>8.411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54712">
                <text:p>6.547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31635">
                <text:p>5.316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44597">
                <text:p>4.445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84285">
                <text:p>3.842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36817">
                <text:p>3.368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0689">
                <text:p>2.706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26803">
                <text:p>2.268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97635">
                <text:p>1.976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3434">
                <text:p>1.73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154cm" svg:height="4.6cm" xlink:href=".." xlink:type="simple" chart:class="chart:line" chart:style-name="ch1">
        <chart:plot-area chart:style-name="ch2" table:cell-range-address="2000x2000.A2:2000x2000.A13 2000x2000.C1:2000x2000.C13" chart:data-source-has-labels="both" svg:x="1.274cm" svg:y="0.092cm" svg:width="11.617cm" svg:height="3.435cm">
          <chart:coordinate-region svg:x="2.577cm" svg:y="0.292cm" svg:width="10.121cm" svg:height="2.588cm"/>
          <chart:axis chart:dimension="x" chart:name="primary-x" chart:style-name="ch3" chartooo:axis-type="auto">
            <chartooo:date-scale/>
            <chart:title svg:x="6.284cm" svg:y="3.619cm" chart:style-name="ch4">
              <text:p><text:span text:style-name="T1">Processes</text:span></text:p>
            </chart:title>
            <chart:categories table:cell-range-address="2000x2000.A2:2000x2000.A13"/>
          </chart:axis>
          <chart:axis chart:dimension="y" chart:name="primary-y" chart:style-name="ch3">
            <chart:title svg:x="0.451cm" svg:y="2.74cm" chart:style-name="ch5">
              <text:p><text:span text:style-name="T1">Acceleration</text:span></text:p>
            </chart:title>
            <chart:grid chart:style-name="ch6" chart:class="major"/>
          </chart:axis>
          <chart:series chart:style-name="ch7" chart:values-cell-range-address="2000x2000.C2:2000x2000.C13" chart:label-cell-address="2000x2000.C1:2000x2000.C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2000x2000.C1:2000x2000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2000x2000.A2:2000x2000.A13</svg:desc>
                </draw:g>
              </table:table-cell>
              <table:table-cell office:value-type="float" office:value="1">
                <text:p>1</text:p>
                <draw:g>
                  <svg:desc>2000x2000.C2:2000x2000.C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136594023312">
                <text:p>1.991365940233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6146054271013">
                <text:p>2.961460542710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80460416182993">
                <text:p>3.804604161829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68539505487788">
                <text:p>4.685395054877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60264689145451">
                <text:p>5.602646891454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48196000364313">
                <text:p>6.481960003643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39546994361924">
                <text:p>7.395469943619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20214711347709">
                <text:p>9.202147113477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9827471417927">
                <text:p>10.98274714179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6036380195816">
                <text:p>12.60363801958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3623510960942">
                <text:p>14.36235109609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783cm" svg:height="4.6cm" xlink:href=".." xlink:type="simple" chart:class="chart:line" chart:style-name="ch1">
        <chart:plot-area chart:style-name="ch2" table:cell-range-address="2000x2000.A2:2000x2000.A13 2000x2000.D1:2000x2000.D13" chart:data-source-has-labels="both" svg:x="1.286cm" svg:y="0.092cm" svg:width="12.222cm" svg:height="3.435cm">
          <chart:coordinate-region svg:x="2.398cm" svg:y="0.291cm" svg:width="10.918cm" svg:height="2.589cm"/>
          <chart:axis chart:dimension="x" chart:name="primary-x" chart:style-name="ch3" chartooo:axis-type="auto">
            <chartooo:date-scale/>
            <chart:title svg:x="6.599cm" svg:y="3.619cm" chart:style-name="ch4">
              <text:p><text:span text:style-name="T1">Processes</text:span></text:p>
            </chart:title>
            <chart:categories table:cell-range-address="2000x2000.A2:2000x2000.A13"/>
          </chart:axis>
          <chart:axis chart:dimension="y" chart:name="primary-y" chart:style-name="ch3">
            <chart:title svg:x="0.451cm" svg:y="2.546cm" chart:style-name="ch5">
              <text:p><text:span text:style-name="T1">Efficiency</text:span></text:p>
            </chart:title>
            <chart:grid chart:style-name="ch6" chart:class="major"/>
          </chart:axis>
          <chart:series chart:style-name="ch7" chart:values-cell-range-address="2000x2000.D2:2000x2000.D13" chart:label-cell-address="2000x2000.D1:2000x2000.D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2000x2000.D1:2000x2000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2000x2000.A2:2000x2000.A13</svg:desc>
                </draw:g>
              </table:table-cell>
              <table:table-cell office:value-type="float" office:value="1">
                <text:p>1</text:p>
                <draw:g>
                  <svg:desc>2000x2000.D2:2000x2000.D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568297011656">
                <text:p>0.995682970116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87153514236709">
                <text:p>0.9871535142367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51151040457484">
                <text:p>0.9511510404574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37079010975575">
                <text:p>0.9370790109755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33774481909085">
                <text:p>0.9337744819090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25994286234733">
                <text:p>0.9259942862347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24433742952404">
                <text:p>0.9244337429524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0214711347709">
                <text:p>0.9202147113477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15228928482721">
                <text:p>0.9152289284827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00259858541539">
                <text:p>0.9002598585415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97646943505887">
                <text:p>0.8976469435058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88cm" svg:height="5.687cm" xlink:href=".." xlink:type="simple" chart:class="chart:line" chart:style-name="ch1">
        <chart:plot-area chart:style-name="ch2" table:cell-range-address="2500x2500.A1:2500x2500.B13" chart:data-source-has-labels="both" svg:x="1.354cm" svg:y="0.113cm" svg:width="15.491cm" svg:height="4.48cm">
          <chart:coordinate-region svg:x="2.657cm" svg:y="0.312cm" svg:width="13.995cm" svg:height="3.634cm"/>
          <chart:axis chart:dimension="x" chart:name="primary-x" chart:style-name="ch3" chartooo:axis-type="auto">
            <chartooo:date-scale/>
            <chart:title svg:x="8.301cm" svg:y="4.706cm" chart:style-name="ch4">
              <text:p><text:span text:style-name="T1">Processes</text:span></text:p>
            </chart:title>
            <chart:categories table:cell-range-address="2500x2500.A2:2500x2500.A13"/>
          </chart:axis>
          <chart:axis chart:dimension="y" chart:name="primary-y" chart:style-name="ch3">
            <chart:title svg:x="0.451cm" svg:y="3.098cm" chart:style-name="ch5">
              <text:p><text:span text:style-name="T1">Time, sec</text:span></text:p>
            </chart:title>
            <chart:grid chart:style-name="ch6" chart:class="major"/>
          </chart:axis>
          <chart:series chart:style-name="ch7" chart:values-cell-range-address="2500x2500.B2:2500x2500.B13" chart:label-cell-address="2500x2500.B1:2500x2500.B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, sec</text:p>
                <draw:g>
                  <svg:desc>2500x2500.B1:2500x2500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2500x2500.A2:2500x2500.A13</svg:desc>
                </draw:g>
              </table:table-cell>
              <table:table-cell office:value-type="float" office:value="48.6263">
                <text:p>48.6263</text:p>
                <draw:g>
                  <svg:desc>2500x2500.B2:2500x2500.B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.3601">
                <text:p>24.36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3623">
                <text:p>16.36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7931">
                <text:p>12.79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3323">
                <text:p>10.33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64204">
                <text:p>8.642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46346">
                <text:p>7.463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52893">
                <text:p>6.528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24249">
                <text:p>5.242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40667">
                <text:p>4.40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81333">
                <text:p>3.81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35483">
                <text:p>3.354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154cm" svg:height="4.6cm" xlink:href=".." xlink:type="simple" chart:class="chart:line" chart:style-name="ch1">
        <chart:plot-area chart:style-name="ch2" table:cell-range-address="2500x2500.A2:2500x2500.A13 2500x2500.C1:2500x2500.C13" chart:data-source-has-labels="both" svg:x="1.274cm" svg:y="0.092cm" svg:width="11.617cm" svg:height="3.435cm">
          <chart:coordinate-region svg:x="2.577cm" svg:y="0.292cm" svg:width="10.121cm" svg:height="2.588cm"/>
          <chart:axis chart:dimension="x" chart:name="primary-x" chart:style-name="ch3" chartooo:axis-type="auto">
            <chartooo:date-scale/>
            <chart:title svg:x="6.284cm" svg:y="3.619cm" chart:style-name="ch4">
              <text:p><text:span text:style-name="T1">Processes</text:span></text:p>
            </chart:title>
            <chart:categories table:cell-range-address="2500x2500.A2:2500x2500.A13"/>
          </chart:axis>
          <chart:axis chart:dimension="y" chart:name="primary-y" chart:style-name="ch3">
            <chart:title svg:x="0.451cm" svg:y="2.74cm" chart:style-name="ch5">
              <text:p><text:span text:style-name="T1">Acceleration</text:span></text:p>
            </chart:title>
            <chart:grid chart:style-name="ch6" chart:class="major"/>
          </chart:axis>
          <chart:series chart:style-name="ch7" chart:values-cell-range-address="2500x2500.C2:2500x2500.C13" chart:label-cell-address="2500x2500.C1:2500x2500.C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2500x2500.C1:2500x2500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2500x2500.A2:2500x2500.A13</svg:desc>
                </draw:g>
              </table:table-cell>
              <table:table-cell office:value-type="float" office:value="1">
                <text:p>1</text:p>
                <draw:g>
                  <svg:desc>2500x2500.C2:2500x2500.C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614533602079">
                <text:p>1.996145336020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7184992329929">
                <text:p>2.971849923299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80097865255489">
                <text:p>3.800978652554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70624159190113">
                <text:p>4.706241591901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62671545144434">
                <text:p>5.626715451444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51524895959783">
                <text:p>6.515248959597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44782069956333">
                <text:p>7.44782069956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27542064934792">
                <text:p>9.275420649347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0347042097548">
                <text:p>11.03470420975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7516632444609">
                <text:p>12.75166324446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494415514348">
                <text:p>14.4944155143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783cm" svg:height="4.6cm" xlink:href=".." xlink:type="simple" chart:class="chart:line" chart:style-name="ch1">
        <chart:plot-area chart:style-name="ch2" table:cell-range-address="2500x2500.A2:2500x2500.A13 2500x2500.D1:2500x2500.D13" chart:data-source-has-labels="both" svg:x="1.286cm" svg:y="0.092cm" svg:width="12.222cm" svg:height="3.435cm">
          <chart:coordinate-region svg:x="2.398cm" svg:y="0.291cm" svg:width="10.918cm" svg:height="2.589cm"/>
          <chart:axis chart:dimension="x" chart:name="primary-x" chart:style-name="ch3" chartooo:axis-type="auto">
            <chartooo:date-scale/>
            <chart:title svg:x="6.599cm" svg:y="3.619cm" chart:style-name="ch4">
              <text:p><text:span text:style-name="T1">Processes</text:span></text:p>
            </chart:title>
            <chart:categories table:cell-range-address="2500x2500.A2:2500x2500.A13"/>
          </chart:axis>
          <chart:axis chart:dimension="y" chart:name="primary-y" chart:style-name="ch3">
            <chart:title svg:x="0.451cm" svg:y="2.546cm" chart:style-name="ch5">
              <text:p><text:span text:style-name="T1">Efficiency</text:span></text:p>
            </chart:title>
            <chart:grid chart:style-name="ch6" chart:class="major"/>
          </chart:axis>
          <chart:series chart:style-name="ch7" chart:values-cell-range-address="2500x2500.D2:2500x2500.D13" chart:label-cell-address="2500x2500.D1:2500x2500.D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2500x2500.D1:2500x2500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2500x2500.A2:2500x2500.A13</svg:desc>
                </draw:g>
              </table:table-cell>
              <table:table-cell office:value-type="float" office:value="1">
                <text:p>1</text:p>
                <draw:g>
                  <svg:desc>2500x2500.D2:2500x2500.D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8072668010394">
                <text:p>0.9980726680103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90616641099764">
                <text:p>0.9906166410997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50244663138723">
                <text:p>0.9502446631387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1248318380225">
                <text:p>0.9412483183802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37785908574056">
                <text:p>0.9377859085740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30749851371118">
                <text:p>0.9307498513711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0977587445416">
                <text:p>0.930977587445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7542064934792">
                <text:p>0.9275420649347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1955868414623">
                <text:p>0.919558684146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10833088890063">
                <text:p>0.9108330888900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05900969646748">
                <text:p>0.9059009696467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88cm" svg:height="5.687cm" xlink:href=".." xlink:type="simple" chart:class="chart:line" chart:style-name="ch1">
        <chart:plot-area chart:style-name="ch2" table:cell-range-address="1500x1500.A1:1500x1500.B13" chart:data-source-has-labels="both" svg:x="1.354cm" svg:y="0.113cm" svg:width="15.491cm" svg:height="4.48cm">
          <chart:coordinate-region svg:x="2.657cm" svg:y="0.312cm" svg:width="13.995cm" svg:height="3.634cm"/>
          <chart:axis chart:dimension="x" chart:name="primary-x" chart:style-name="ch3" chartooo:axis-type="auto">
            <chartooo:date-scale/>
            <chart:title svg:x="8.301cm" svg:y="4.706cm" chart:style-name="ch4">
              <text:p><text:span text:style-name="T1">Processes</text:span></text:p>
            </chart:title>
            <chart:categories table:cell-range-address="1500x1500.A2:1500x1500.A13"/>
          </chart:axis>
          <chart:axis chart:dimension="y" chart:name="primary-y" chart:style-name="ch3">
            <chart:title svg:x="0.451cm" svg:y="3.098cm" chart:style-name="ch5">
              <text:p><text:span text:style-name="T1">Time, sec</text:span></text:p>
            </chart:title>
            <chart:grid chart:style-name="ch6" chart:class="major"/>
          </chart:axis>
          <chart:series chart:style-name="ch7" chart:values-cell-range-address="1500x1500.B2:1500x1500.B13" chart:label-cell-address="1500x1500.B1:1500x1500.B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, sec</text:p>
                <draw:g>
                  <svg:desc>1500x1500.B1:1500x1500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1500x1500.A2:1500x1500.A13</svg:desc>
                </draw:g>
              </table:table-cell>
              <table:table-cell office:value-type="float" office:value="10.3591">
                <text:p>10.3591</text:p>
                <draw:g>
                  <svg:desc>1500x1500.B2:1500x1500.B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25222">
                <text:p>5.252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55476">
                <text:p>3.554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4415">
                <text:p>2.744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25622">
                <text:p>2.256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7678">
                <text:p>1.876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64292">
                <text:p>1.642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3368">
                <text:p>1.433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4652">
                <text:p>1.146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5159">
                <text:p>0.9551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4777">
                <text:p>0.847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35549">
                <text:p>0.7355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154cm" svg:height="4.6cm" xlink:href=".." xlink:type="simple" chart:class="chart:line" chart:style-name="ch1">
        <chart:plot-area chart:style-name="ch2" table:cell-range-address="1500x1500.A2:1500x1500.A13 1500x1500.C1:1500x1500.C13" chart:data-source-has-labels="both" svg:x="1.274cm" svg:y="0.092cm" svg:width="11.617cm" svg:height="3.435cm">
          <chart:coordinate-region svg:x="2.577cm" svg:y="0.291cm" svg:width="10.121cm" svg:height="2.589cm"/>
          <chart:axis chart:dimension="x" chart:name="primary-x" chart:style-name="ch3" chartooo:axis-type="auto">
            <chartooo:date-scale/>
            <chart:title svg:x="6.284cm" svg:y="3.619cm" chart:style-name="ch4">
              <text:p><text:span text:style-name="T1">Processes</text:span></text:p>
            </chart:title>
            <chart:categories table:cell-range-address="1500x1500.A2:1500x1500.A13"/>
          </chart:axis>
          <chart:axis chart:dimension="y" chart:name="primary-y" chart:style-name="ch3">
            <chart:title svg:x="0.451cm" svg:y="2.74cm" chart:style-name="ch5">
              <text:p><text:span text:style-name="T1">Acceleration</text:span></text:p>
            </chart:title>
            <chart:grid chart:style-name="ch6" chart:class="major"/>
          </chart:axis>
          <chart:series chart:style-name="ch7" chart:values-cell-range-address="1500x1500.C2:1500x1500.C13" chart:label-cell-address="1500x1500.C1:1500x1500.C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1500x1500.C1:1500x1500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1500x1500.A2:1500x1500.A13</svg:desc>
                </draw:g>
              </table:table-cell>
              <table:table-cell office:value-type="float" office:value="1">
                <text:p>1</text:p>
                <draw:g>
                  <svg:desc>1500x1500.C2:1500x1500.C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7232789182479">
                <text:p>1.972327891824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1414891581991">
                <text:p>2.914148915819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77497585773372">
                <text:p>3.774975857733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59135190717217">
                <text:p>4.591351907172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51961338036424">
                <text:p>5.519613380364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30529788425486">
                <text:p>6.305297884254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22553149935829">
                <text:p>7.225531499358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0352545092977">
                <text:p>9.03525450929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8454194537245">
                <text:p>10.84541945372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2192339903512">
                <text:p>12.21923399035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083494097606">
                <text:p>14.08349409760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783cm" svg:height="4.6cm" xlink:href=".." xlink:type="simple" chart:class="chart:line" chart:style-name="ch1">
        <chart:plot-area chart:style-name="ch2" table:cell-range-address="1500x1500.A2:1500x1500.A13 1500x1500.D1:1500x1500.D13" chart:data-source-has-labels="both" svg:x="1.286cm" svg:y="0.092cm" svg:width="12.222cm" svg:height="3.435cm">
          <chart:coordinate-region svg:x="2.398cm" svg:y="0.291cm" svg:width="10.918cm" svg:height="2.589cm"/>
          <chart:axis chart:dimension="x" chart:name="primary-x" chart:style-name="ch3" chartooo:axis-type="auto">
            <chartooo:date-scale/>
            <chart:title svg:x="6.599cm" svg:y="3.619cm" chart:style-name="ch4">
              <text:p><text:span text:style-name="T1">Processes</text:span></text:p>
            </chart:title>
            <chart:categories table:cell-range-address="1500x1500.A2:1500x1500.A13"/>
          </chart:axis>
          <chart:axis chart:dimension="y" chart:name="primary-y" chart:style-name="ch3">
            <chart:title svg:x="0.451cm" svg:y="2.546cm" chart:style-name="ch5">
              <text:p><text:span text:style-name="T1">Efficiency</text:span></text:p>
            </chart:title>
            <chart:grid chart:style-name="ch6" chart:class="major"/>
          </chart:axis>
          <chart:series chart:style-name="ch7" chart:values-cell-range-address="1500x1500.D2:1500x1500.D13" chart:label-cell-address="1500x1500.D1:1500x1500.D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1500x1500.D1:1500x1500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1500x1500.A2:1500x1500.A13</svg:desc>
                </draw:g>
              </table:table-cell>
              <table:table-cell office:value-type="float" office:value="1">
                <text:p>1</text:p>
                <draw:g>
                  <svg:desc>1500x1500.D2:1500x1500.D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86163945912395">
                <text:p>0.9861639459123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71382971939972">
                <text:p>0.9713829719399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3743964433431">
                <text:p>0.9437439644334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18270381434435">
                <text:p>0.9182703814344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1993556339404">
                <text:p>0.919935563394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00756840607838">
                <text:p>0.9007568406078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03191437419787">
                <text:p>0.9031914374197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0352545092977">
                <text:p>0.903525450929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03784954477038">
                <text:p>0.9037849544770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72802427882226">
                <text:p>0.8728024278822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80218381100375">
                <text:p>0.880218381100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